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9.227cm" fo:margin-right="0cm" fo:text-indent="0cm" style:auto-text-indent="false"/>
      <style:text-properties fo:color="#333333" officeooo:paragraph-rsid="00144beb"/>
    </style:style>
    <style:style style:name="P5" style:family="paragraph" style:parent-style-name="Standard" style:master-page-name="Standard">
      <style:paragraph-properties fo:margin-left="9.227cm" fo:margin-right="0cm" fo:text-indent="0cm" style:auto-text-indent="false" style:page-number="auto"/>
      <style:text-properties fo:color="#333333" fo:font-size="12pt" officeooo:paragraph-rsid="00144beb" style:font-size-asian="12pt" style:font-size-complex="12pt"/>
    </style:style>
    <style:style style:name="P6" style:family="paragraph" style:parent-style-name="Standard">
      <style:paragraph-properties fo:margin-left="0cm" fo:margin-right="0cm" fo:text-indent="0.482cm" style:auto-text-indent="false"/>
      <style:text-properties fo:color="#000000" fo:font-size="12pt" style:font-size-asian="12pt" style:font-size-complex="12pt"/>
    </style:style>
    <style:style style:name="P7" style:family="paragraph" style:parent-style-name="стиль1">
      <style:paragraph-properties fo:text-align="center" style:justify-single-word="false"/>
    </style:style>
    <style:style style:name="P8" style:family="paragraph" style:parent-style-name="стиль1">
      <style:paragraph-properties fo:margin-left="0cm" fo:margin-right="0cm" fo:text-indent="1.249cm" style:auto-text-indent="false"/>
    </style:style>
    <style:style style:name="P9" style:family="paragraph" style:parent-style-name="Обычный_20__28_веб_29_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 style:parent-style-name="Обычный_20__28_веб_29_">
      <style:paragraph-properties fo:margin-left="9.208cm" fo:margin-right="0cm" fo:text-indent="0cm" style:auto-text-indent="false"/>
      <style:text-properties fo:color="#000000" fo:font-size="12pt" style:font-size-asian="12pt" style:font-size-complex="12pt"/>
    </style:style>
    <style:style style:name="P11" style:family="paragraph" style:parent-style-name="Обычный_20__28_веб_29_">
      <style:paragraph-properties fo:margin-left="0cm" fo:margin-right="0cm" fo:text-indent="0cm" style:auto-text-indent="false"/>
      <style:text-properties fo:color="#000000" fo:font-size="12pt" officeooo:paragraph-rsid="0015ca93" style:font-size-asian="12pt" style:font-size-complex="12pt"/>
    </style:style>
    <style:style style:name="P12" style:family="paragraph" style:parent-style-name="Обычный_20__28_веб_29_">
      <style:paragraph-properties fo:margin-left="9.227cm" fo:margin-right="0cm" fo:line-height="100%" fo:text-indent="0cm" style:auto-text-indent="false"/>
      <style:text-properties fo:color="#333333" fo:font-size="12pt" style:font-size-asian="12pt" style:font-size-complex="12pt"/>
    </style:style>
    <style:style style:name="P13" style:family="paragraph" style:parent-style-name="Обычный_20__28_веб_29_">
      <style:paragraph-properties fo:margin-left="9.227cm" fo:margin-right="0cm" fo:line-height="100%" fo:text-indent="0cm" style:auto-text-indent="false"/>
      <style:text-properties fo:color="#333333" fo:font-size="12pt" officeooo:paragraph-rsid="001359da" style:font-size-asian="12pt" style:font-size-complex="12pt"/>
    </style:style>
    <style:style style:name="P14" style:family="paragraph" style:parent-style-name="Обычный_20__28_веб_29_">
      <style:paragraph-properties fo:margin-left="9.227cm" fo:margin-right="0cm" fo:text-indent="0cm" style:auto-text-indent="false"/>
      <style:text-properties fo:color="#333333" fo:font-size="12pt" officeooo:paragraph-rsid="0013f243" style:font-size-asian="12pt" style:font-size-complex="12pt"/>
    </style:style>
    <style:style style:name="P15" style:family="paragraph" style:parent-style-name="Обычный_20__28_веб_29_">
      <style:paragraph-properties fo:margin-left="9.227cm" fo:margin-right="0cm" fo:text-indent="0cm" style:auto-text-indent="false"/>
      <style:text-properties fo:color="#333333" fo:font-size="12pt" officeooo:paragraph-rsid="00144beb" style:font-size-asian="12pt" style:font-size-complex="12pt"/>
    </style:style>
    <style:style style:name="P16" style:family="paragraph" style:parent-style-name="Обычный_20__28_веб_29_">
      <style:paragraph-properties fo:margin-left="0cm" fo:margin-right="0cm" fo:text-indent="0.482cm" style:auto-text-indent="false"/>
      <style:text-properties fo:color="#000000" fo:font-size="12pt" style:font-size-asian="12pt" style:font-size-complex="12pt"/>
    </style:style>
    <style:style style:name="P17" style:family="paragraph" style:parent-style-name="Обычный_20__28_веб_29_">
      <style:paragraph-properties fo:margin-left="0cm" fo:margin-right="0cm" fo:text-indent="0.482cm" style:auto-text-indent="false"/>
      <style:text-properties fo:color="#000000" fo:font-size="12pt" officeooo:paragraph-rsid="00157d76" style:font-size-asian="12pt" style:font-size-complex="12pt"/>
    </style:style>
    <style:style style:name="P18" style:family="paragraph" style:parent-style-name="Обычный_20__28_веб_29_">
      <style:paragraph-properties fo:margin-left="0cm" fo:margin-right="0cm" fo:text-indent="0.482cm" style:auto-text-indent="false"/>
      <style:text-properties fo:color="#000000" fo:font-size="12pt" officeooo:paragraph-rsid="0015ca93" style:font-size-asian="12pt" style:font-size-complex="12pt"/>
    </style:style>
    <style:style style:name="P19" style:family="paragraph" style:parent-style-name="Обычный_20__28_веб_29_" style:master-page-name="">
      <style:paragraph-properties fo:margin-left="0cm" fo:margin-right="0cm" fo:text-indent="0.482cm" style:auto-text-indent="false" style:page-number="auto" fo:background-color="transparent">
        <style:background-image/>
      </style:paragraph-properties>
      <style:text-properties fo:color="#000000" fo:font-size="12pt" officeooo:paragraph-rsid="0015ca93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2b73f" style:font-size-asian="13pt" style:font-size-complex="13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3a3a3a"/>
    </style:style>
    <style:style style:name="T8" style:family="text">
      <style:text-properties fo:color="#3a3a3a" fo:font-size="13pt" style:font-size-asian="13pt" style:font-size-complex="13pt"/>
    </style:style>
    <style:style style:name="T9" style:family="text">
      <style:text-properties fo:color="#3a3a3a" officeooo:rsid="00144beb"/>
    </style:style>
    <style:style style:name="T10" style:family="text">
      <style:text-properties fo:language="en" fo:country="US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officeooo:rsid="0012b73f"/>
    </style:style>
    <style:style style:name="T13" style:family="text">
      <style:text-properties officeooo:rsid="001359da"/>
    </style:style>
    <style:style style:name="T14" style:family="text">
      <style:text-properties officeooo:rsid="0013f243"/>
    </style:style>
    <style:style style:name="T15" style:family="text">
      <style:text-properties officeooo:rsid="00144beb"/>
    </style:style>
    <style:style style:name="T16" style:family="text">
      <style:text-properties fo:color="#333333" officeooo:rsid="001359da"/>
    </style:style>
    <style:style style:name="T17" style:family="text">
      <style:text-properties officeooo:rsid="001566d2"/>
    </style:style>
    <style:style style:name="T18" style:family="text">
      <style:text-properties officeooo:rsid="00157d76"/>
    </style:style>
    <style:style style:name="T19" style:family="text">
      <style:text-properties officeooo:rsid="0015ca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5">В </text:span>Орехово-Зуевский городской суд</text:p>
      <text:p text:style-name="P15">______________________________________</text:p>
      <text:p text:style-name="P15">______________________________________</text:p>
      <text:p text:style-name="P4"><text:span text:style-name="T15">Адрес: </text:span>г. Куровское, ул. Советская, д. 113</text:p>
      <text:p text:style-name="P13">Истец: <text:span text:style-name="T12">Кузнецов Андрей Андреевич</text:span>. <text:line-break/>Адрес: <text:span text:style-name="T13">142641, </text:span><text:span text:style-name="T12">М.</text:span><text:span text:style-name="T13">О</text:span><text:span text:style-name="T12">., Орехово-Зуевский р-он, д.Давыдово, ул. 2-ой микрорайон, <text:s/>д.28, кв</text:span><text:span text:style-name="T13">.</text:span><text:span text:style-name="T12"> 83</text:span></text:p>
      <text:p text:style-name="P12">Ответчик: <text:span text:style-name="T13">Филиал ООО «Росгосстах» в Москве и МО </text:span><text:line-break/>Адрес: <text:span text:style-name="T13">142620, г.Куровское, ул.Кирова, д.62</text:span></text:p>
      <text:p text:style-name="P14">Цена иска: <text:span text:style-name="T14">51827.40 </text:span><text:s/>рублей</text:p>
      <text:p text:style-name="P10"/>
      <text:p text:style-name="P9">ИСКОВОЕ ЗАЯВЛЕНИЕ</text:p>
      <text:p text:style-name="P17">Я, <text:span text:style-name="T12">Кузнецов А.А</text:span>., согласно Закона "Об ОСАГО" №40-ФЗ от 25.04.2002г. (далее по тексту «Закона») и Постановления Правительства РФ №263 от 07.05.03 «Правила обязательного страхования гражданской ответственности владельцев транспортных средств» (далее по тексту «Правила страхования») обратился в <text:span text:style-name="T17">страховую компанию виновника</text:span> ООО «<text:span text:style-name="T13">Росгосстах</text:span>» за получением страхового возмещения по ДТП, случившемся в «<text:span text:style-name="T17">05</text:span>» час. «<text:span text:style-name="T17">00</text:span>»мин. <text:s/>«<text:span text:style-name="T17">01</text:span>» <text:span text:style-name="T17">октября</text:span> 2011г. <text:span text:style-name="T17">на 20км + 900м а/д Волга-1 м-7 </text:span>, между мной, <text:span text:style-name="T12">Кузнецов</text:span><text:span text:style-name="T17">ы</text:span>м А.А, управлявшим автомобилем <text:span text:style-name="T17">Хендай</text:span>, регистрационный знак <text:span text:style-name="T17">С280КУ190 </text:span>и <text:span text:style-name="T17">Сафаровым С.П.</text:span>, управлявшим автомобилем ВАЗ 210<text:span text:style-name="T17">93</text:span>, регистрационный знак <text:span text:style-name="T17">Е752ТК40</text:span>.В установленные Законом сроки и порядке я предоставил в ООО «<text:span text:style-name="T17">Росгосстрах</text:span>» все необходимые документы для осуществления страховой выплаты. ООО «<text:span text:style-name="T17">Росгосстрах</text:span>» направил меня для проведения независимой экспертизы в ООО «<text:span text:style-name="T17">Автоконсалтинг плюс</text:span>». <text:span text:style-name="T17">Перечень деталей, акта осмотра транспортного средства</text:span> ООО «<text:span text:style-name="T17">Автоконсалтинг плюс</text:span>» <text:span text:style-name="T17">был корректен. Однако</text:span> сумма <text:span text:style-name="T18">страховой выплаты</text:span> составила <text:span text:style-name="T18">18 232</text:span>,<text:span text:style-name="T18">60</text:span> рублей, что значительно ниже денежных затрат необходимых для приведения моего автомобиля в состояние, в котором он находился до момента наступления страхового случая. (Ст. 12 п.2.1б «Закона»). В соответствии с п. 21 «Правил организации и проведения независимой технической экспертизы транспортного средства при решении вопроса о выплате страхового возмещения по договору обязательного страхования гражданской ответственности владельца транспортного средства» (утв. постановлением Правительства РФ от 24 апреля 2003 г. N 238) мной было организовано проведение повторной экспертизы <text:span text:style-name="T18">в ИП М.А.Ермаков</text:span> «<text:span text:style-name="T18">12</text:span> » <text:span text:style-name="T18">ноября</text:span> 2011г. о чем была <text:span text:style-name="T18">устно</text:span> извещена ООО «<text:span text:style-name="T18">Росгосстрах</text:span>». Согласно «Отчета № <text:span text:style-name="T18">396.11</text:span> от «<text:span text:style-name="T18">16</text:span>» <text:span text:style-name="T18">ноября</text:span> 2011г. <text:s/>о стоимости работ, услуг, запасных частей и материалов, необходимых для восстановления поврежденного автомобиля» (далее по тексту «Отчет») составленного <text:span text:style-name="T18">в ИП М.А.Ермаков,</text:span> ущерб причиненный моему автомобилю <text:span text:style-name="T18">с учетом износа</text:span> составил <text:span text:style-name="T18">70 060 </text:span>рублей, что на <text:span text:style-name="T18">51 827,40</text:span> рублей больше ущерба рассчитанного ООО «<text:span text:style-name="T18">Автоконсалтинг плюс</text:span>» и предназначенного мне к выплате ООО «Страховая компания».</text:p>
      <text:p text:style-name="P18"><text:span text:style-name="T18">После проведения экспертизы</text:span> я <text:span text:style-name="T19">позвонил</text:span> в ООО «<text:span text:style-name="T19">Росгосстрах</text:span>» с предложением в добровольном порядке урегулировать возникшие разногласия, однако <text:span text:style-name="T19">получил ответ, что выплата произведена на основании «независимой экспертизы» и пересмотру не подлежит</text:span>. Считаю такие действия ООО «<text:span text:style-name="T19">Росгосстрах</text:span>» незаконными по следующим основаниям: Стоимость ущерба согласно «Отчета» составленного <text:s/><text:span text:style-name="T18">ИП М.А.Ермаков</text:span><text:span text:style-name="T19">ым </text:span>и является денежной оценкой тех расходов, необходимых для приведения имущества в состояние, в котором оно находилось до наступления страхового случая. Именно эту сумму ( <text:span text:style-name="T18">70 060</text:span><text:span text:style-name="T10"> </text:span>рублей), указанную в «Отчете» составленном </text:p>
      <text:p text:style-name="P11"><text:soft-page-break/><text:span text:style-name="T19">ИП </text:span><text:span text:style-name="T18">М.А.</text:span><text:span text:style-name="T19">Ермаковым</text:span> страховая компания и должна была выплатить согласно действующих «Закона»<text:span text:style-name="T19">,</text:span> <text:s/>«Правил страхования».</text:p>
      <text:p text:style-name="P11"><text:span text:style-name="T19">Согласно акту №0004898096-001 о страховом случае по ОСАГО при причинении вреда имуществу от </text:span>«<text:span text:style-name="T19">26</text:span>» <text:span text:style-name="T19">октября</text:span> 2011г. <text:span text:style-name="T19">Филиала </text:span>ООО «<text:span text:style-name="T19">Росгосстрах</text:span>» <text:span text:style-name="T19">в Москве и Московской области</text:span> <text:s/>мне была произведена страховая выплата в размере <text:span text:style-name="T19">18232</text:span>,<text:span text:style-name="T19">60</text:span> рублей, что на <text:span text:style-name="T19"><text:s/>51 827</text:span>,<text:span text:style-name="T19">40</text:span> рублей меньше, чем определено в «Отчете» составленного <text:span text:style-name="T19">ИП </text:span><text:span text:style-name="T18">М.А.</text:span><text:span text:style-name="T19">Ермаковым</text:span>. Таким образом, ООО «Страховая компания» без установленных законом оснований и вопреки принципу <text:span text:style-name="T1">НЕЗАВИСИМОСТИ</text:span> оценки суммы ущерба, занизило размер ущерба причиненного моему автомобилю. </text:p>
      <text:p text:style-name="P16">На основании изложенного, руководствуясь ст.ст. 131, 132 ГПК РФ,   </text:p>
      <text:p text:style-name="P16">ПРОШУ <text:s/></text:p>
      <text:p text:style-name="P18"><text:s text:c="4"/>Понудить ООО «<text:span text:style-name="T19">Росгосстрах</text:span>» исполнить услугу в полном объеме, взыскав с ООО «<text:span text:style-name="T19">Росгосстрах</text:span>» <text:span text:style-name="T19">51 827</text:span>,<text:span text:style-name="T19">40</text:span> рублей. </text:p>
      <text:p text:style-name="P18">Приложения: <text:s/><text:line-break/>1. Копия искового заявления <text:s/><text:line-break/><text:span text:style-name="T19">2</text:span>. Копия «Отчета» ИП <text:span text:style-name="T19">Ермаков М.А.</text:span></text:p>
      <text:p text:style-name="P18"><text:span text:style-name="T19"/></text:p>
      <text:p text:style-name="P19"><text:line-break/>5. Квитанция №___ от « <text:s text:c="4"/>»__________ 2011г. об уплате госпошлины<text:line-break/> <text:s text:c="3"/>(ну и копии всех документов, копия заявления на выплату, и т. д.) </text:p>
      <text:p text:style-name="P16"><text:tab/><text:tab/><text:tab/><text:tab/><text:tab/><text:tab/><text:tab/><text:tab/>________________ /<text:span text:style-name="T19">Кузнецов</text:span> А.А./</text:p>
      <text:p text:style-name="P6"><text:s text:c="11"/>"___"_____________ 2011г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yle2" style:family="paragraph" style:parent-style-name="Standard">
      <style:paragraph-properties fo:margin-top="0.494cm" fo:margin-bottom="0.494cm"/>
      <style:text-properties fo:color="#0000ff" fo:font-size="19.5pt" style:font-size-asian="19.5pt" style:font-size-complex="19.5pt"/>
    </style:style>
    <style:style style:name="стиль1" style:family="paragraph" style:parent-style-name="Standard">
      <style:paragraph-properties fo:margin-top="0.494cm" fo:margin-bottom="0.494cm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53cm" fo:margin-bottom="1.268cm" fo:margin-left="2.223cm" fo:margin-right="0.68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ОРМА И СОДЕРЖАНИЕ ИСКОВОГО ЗАЯВЛЕНИЯ (ст</dc:title>
    <meta:initial-creator>Vladimir</meta:initial-creator>
    <meta:creation-date>2008-06-23T07:03:00</meta:creation-date>
    <dc:creator>andrey </dc:creator>
    <dc:date>2011-11-30T17:01:42</dc:date>
    <meta:print-date>2008-06-23T15:39:00</meta:print-date>
    <meta:editing-cycles>9</meta:editing-cycles>
    <meta:editing-duration>PT03H17M01S</meta:editing-duration>
    <meta:generator>OpenOffice.org/3.2$Linux OpenOffice.org_project/320m19$Build-9505</meta:generator>
    <meta:document-statistic meta:table-count="0" meta:image-count="0" meta:object-count="0" meta:page-count="2" meta:paragraph-count="19" meta:word-count="549" meta:character-count="4237"/>
    <meta:user-defined meta:name="Поле 1"/>
    <meta:user-defined meta:name="Поле 2"/>
    <meta:user-defined meta:name="Поле 3"/>
    <meta:user-defined meta:name="Поле 4"/>
  </office:meta>
</office:document-meta>
</file>